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3.058cm" svg:y="3.05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4.43cm" svg:height="0.781cm" draw:transform="rotate (-1.55264490257416) translate (2.67845921475061cm 3.5401831062394cm)" svg:viewBox="0 0 4431 782" svg:d="M137 704c340 30 1215 68 1935 76 720 9 1948-16 2322-21 128 3-114-706-225-710-337-13-909 100-1747 110-836 10-2012-85-2368-159-120-16-17 694 83 704z">
          <text:p/>
        </draw:path>
        <draw:path draw:style-name="gr2" draw:text-style-name="P1" draw:layer="layout" svg:width="0.903cm" svg:height="0.661cm" draw:transform="rotate (-2.15757602131539) translate (2.8318244404371cm 7.705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cm" draw:transform="skewX (0.00122173047639607) rotate (-2.15652882376419) translate (2.809706971542cm 3.531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4cm" svg:height="1.392cm" draw:transform="skewX (0.000872664625997168) rotate (-1.55194677087336) translate (3.482507517179cm 5.4180700671531cm)" svg:viewBox="0 0 941 1393" svg:d="M941 1293c-84-404-114-759-127-1001-6-136-816-405-814-240 6 437 77 871 153 1208 44 184 798 160 788 33z">
          <text:p/>
        </draw:path>
        <draw:path draw:style-name="gr2" draw:text-style-name="P1" draw:layer="layout" svg:width="0.902cm" svg:height="0.661cm" draw:transform="skewX (0.001221730476396) rotate (-2.1556561591382) translate (2.79479065192769cm 5.721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skewX (0.00244346095279204) rotate (-2.1556561591382) translate (3.7974736659504cm 5.57635618810029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5:49.421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